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375" officeooo:paragraph-rsid="000f4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cla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6:47:47.555359529</meta:creation-date>
    <dc:date>2023-12-13T16:48:29.090021680</dc:date>
    <meta:editing-duration>PT43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6.2.1$Linux_X86_64 LibreOffice_project/60$Build-1</meta:generator>
  </office:meta>
</office:document-meta>
</file>